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993cm" fo:margin-left="-0.199cm" fo:margin-top="0cm" fo:margin-bottom="0cm" table:align="left" style:writing-mode="lr-tb"/>
    </style:style>
    <style:style style:name="표1.A" style:family="table-column">
      <style:table-column-properties style:column-width="2.992cm"/>
    </style:style>
    <style:style style:name="표1.B" style:family="table-column">
      <style:table-column-properties style:column-width="13.00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2f2f2" fo:padding-left="0.199cm" fo:padding-right="0.191cm" fo:padding-top="0cm" fo:padding-bottom="0cm" fo:border="0.5pt solid #00000a">
        <style:background-image/>
      </style:table-cell-properties>
    </style:style>
    <style:style style:name="표1.B1" style:family="table-cell">
      <style:table-cell-properties fo:padding-left="0.199cm" fo:padding-right="0.191cm" fo:padding-top="0cm" fo:padding-bottom="0cm" fo:border="0.5pt solid #00000a"/>
    </style:style>
    <style:style style:name="표1.B2" style:family="table-cell">
      <style:table-cell-properties fo:padding-left="0.199cm" fo:padding-right="0.191cm" fo:padding-top="0cm" fo:padding-bottom="0cm" fo:border="0.5pt solid #00000a"/>
    </style:style>
    <style:style style:name="표1.B3" style:family="table-cell">
      <style:table-cell-properties fo:padding-left="0.199cm" fo:padding-right="0.191cm" fo:padding-top="0cm" fo:padding-bottom="0cm" fo:border="0.5pt solid #00000a"/>
    </style:style>
    <style:style style:name="표1.B4" style:family="table-cell">
      <style:table-cell-properties fo:padding-left="0.199cm" fo:padding-right="0.191cm" fo:padding-top="0cm" fo:padding-bottom="0cm" fo:border="0.5pt solid #00000a"/>
    </style:style>
    <style:style style:name="표1.B5" style:family="table-cell">
      <style:table-cell-properties fo:padding-left="0.199cm" fo:padding-right="0.191cm" fo:padding-top="0cm" fo:padding-bottom="0cm" fo:border="0.5pt solid #00000a"/>
    </style:style>
    <style:style style:name="표2" style:family="table">
      <style:table-properties style:width="15.993cm" fo:margin-left="-0.199cm" fo:margin-top="0cm" fo:margin-bottom="0cm" table:align="left" style:writing-mode="lr-tb"/>
    </style:style>
    <style:style style:name="표2.A" style:family="table-column">
      <style:table-column-properties style:column-width="2.992cm"/>
    </style:style>
    <style:style style:name="표2.B" style:family="table-column">
      <style:table-column-properties style:column-width="13.002cm"/>
    </style:style>
    <style:style style:name="표2.1" style:family="table-row">
      <style:table-row-properties fo:keep-together="auto"/>
    </style:style>
    <style:style style:name="표2.A1" style:family="table-cell">
      <style:table-cell-properties fo:background-color="#f2f2f2" fo:padding-left="0.199cm" fo:padding-right="0.191cm" fo:padding-top="0cm" fo:padding-bottom="0cm" fo:border="0.5pt solid #00000a">
        <style:background-image/>
      </style:table-cell-properties>
    </style:style>
    <style:style style:name="표2.B1" style:family="table-cell">
      <style:table-cell-properties fo:padding-left="0.199cm" fo:padding-right="0.191cm" fo:padding-top="0cm" fo:padding-bottom="0cm" fo:border="0.5pt solid #00000a"/>
    </style:style>
    <style:style style:name="표2.B2" style:family="table-cell">
      <style:table-cell-properties fo:padding-left="0.199cm" fo:padding-right="0.191cm" fo:padding-top="0cm" fo:padding-bottom="0cm" fo:border="0.5pt solid #00000a"/>
    </style:style>
    <style:style style:name="표2.B3" style:family="table-cell">
      <style:table-cell-properties fo:padding-left="0.199cm" fo:padding-right="0.191cm" fo:padding-top="0cm" fo:padding-bottom="0cm" fo:border="0.5pt solid #00000a"/>
    </style:style>
    <style:style style:name="표2.B4" style:family="table-cell">
      <style:table-cell-properties fo:padding-left="0.199cm" fo:padding-right="0.191cm" fo:padding-top="0cm" fo:padding-bottom="0cm" fo:border="0.5pt solid #00000a"/>
    </style:style>
    <style:style style:name="표2.B5" style:family="table-cell">
      <style:table-cell-properties fo:padding-left="0.199cm" fo:padding-right="0.191cm" fo:padding-top="0cm" fo:padding-bottom="0cm" fo:border="0.5pt solid #00000a"/>
    </style:style>
    <style:style style:name="표3" style:family="table">
      <style:table-properties style:width="15.993cm" fo:margin-left="-0.199cm" fo:margin-top="0cm" fo:margin-bottom="0cm" table:align="left" style:writing-mode="lr-tb"/>
    </style:style>
    <style:style style:name="표3.A" style:family="table-column">
      <style:table-column-properties style:column-width="2.992cm"/>
    </style:style>
    <style:style style:name="표3.B" style:family="table-column">
      <style:table-column-properties style:column-width="13.002cm"/>
    </style:style>
    <style:style style:name="표3.1" style:family="table-row">
      <style:table-row-properties fo:keep-together="auto"/>
    </style:style>
    <style:style style:name="표3.A1" style:family="table-cell">
      <style:table-cell-properties fo:background-color="#f2f2f2" fo:padding-left="0.199cm" fo:padding-right="0.191cm" fo:padding-top="0cm" fo:padding-bottom="0cm" fo:border="0.5pt solid #00000a">
        <style:background-image/>
      </style:table-cell-properties>
    </style:style>
    <style:style style:name="표3.B1" style:family="table-cell">
      <style:table-cell-properties fo:padding-left="0.199cm" fo:padding-right="0.191cm" fo:padding-top="0cm" fo:padding-bottom="0cm" fo:border="0.5pt solid #00000a"/>
    </style:style>
    <style:style style:name="표3.B2" style:family="table-cell">
      <style:table-cell-properties fo:padding-left="0.199cm" fo:padding-right="0.191cm" fo:padding-top="0cm" fo:padding-bottom="0cm" fo:border="0.5pt solid #00000a"/>
    </style:style>
    <style:style style:name="표3.B3" style:family="table-cell">
      <style:table-cell-properties fo:padding-left="0.199cm" fo:padding-right="0.191cm" fo:padding-top="0cm" fo:padding-bottom="0cm" fo:border="0.5pt solid #00000a"/>
    </style:style>
    <style:style style:name="표3.B4" style:family="table-cell">
      <style:table-cell-properties fo:padding-left="0.199cm" fo:padding-right="0.191cm" fo:padding-top="0cm" fo:padding-bottom="0cm" fo:border="0.5pt solid #00000a"/>
    </style:style>
    <style:style style:name="표3.B5" style:family="table-cell">
      <style:table-cell-properties fo:padding-left="0.199cm" fo:padding-right="0.191cm" fo:padding-top="0cm" fo:padding-bottom="0cm" fo:border="0.5pt solid #00000a"/>
    </style:style>
    <style:style style:name="표4" style:family="table">
      <style:table-properties style:width="15.993cm" fo:margin-left="-0.199cm" fo:margin-top="0cm" fo:margin-bottom="0cm" table:align="left" style:writing-mode="lr-tb"/>
    </style:style>
    <style:style style:name="표4.A" style:family="table-column">
      <style:table-column-properties style:column-width="2.992cm"/>
    </style:style>
    <style:style style:name="표4.B" style:family="table-column">
      <style:table-column-properties style:column-width="13.002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f2f2f2" fo:padding-left="0.199cm" fo:padding-right="0.191cm" fo:padding-top="0cm" fo:padding-bottom="0cm" fo:border="0.5pt solid #00000a">
        <style:background-image/>
      </style:table-cell-properties>
    </style:style>
    <style:style style:name="표4.B1" style:family="table-cell">
      <style:table-cell-properties fo:padding-left="0.199cm" fo:padding-right="0.191cm" fo:padding-top="0cm" fo:padding-bottom="0cm" fo:border="0.5pt solid #00000a"/>
    </style:style>
    <style:style style:name="표4.B2" style:family="table-cell">
      <style:table-cell-properties fo:padding-left="0.199cm" fo:padding-right="0.191cm" fo:padding-top="0cm" fo:padding-bottom="0cm" fo:border="0.5pt solid #00000a"/>
    </style:style>
    <style:style style:name="표4.B3" style:family="table-cell">
      <style:table-cell-properties fo:padding-left="0.199cm" fo:padding-right="0.191cm" fo:padding-top="0cm" fo:padding-bottom="0cm" fo:border="0.5pt solid #00000a"/>
    </style:style>
    <style:style style:name="표4.B4" style:family="table-cell">
      <style:table-cell-properties fo:padding-left="0.199cm" fo:padding-right="0.191cm" fo:padding-top="0cm" fo:padding-bottom="0cm" fo:border="0.5pt solid #00000a"/>
    </style:style>
    <style:style style:name="표4.B5" style:family="table-cell">
      <style:table-cell-properties fo:padding-left="0.199cm" fo:padding-right="0.191cm" fo:padding-top="0cm" fo:padding-bottom="0cm" fo:border="0.5pt solid #00000a"/>
    </style:style>
    <style:style style:name="표5" style:family="table">
      <style:table-properties style:width="15.993cm" fo:margin-left="-0.199cm" fo:margin-top="0cm" fo:margin-bottom="0cm" table:align="left" style:writing-mode="lr-tb"/>
    </style:style>
    <style:style style:name="표5.A" style:family="table-column">
      <style:table-column-properties style:column-width="2.992cm"/>
    </style:style>
    <style:style style:name="표5.B" style:family="table-column">
      <style:table-column-properties style:column-width="13.002cm"/>
    </style:style>
    <style:style style:name="표5.1" style:family="table-row">
      <style:table-row-properties fo:keep-together="auto"/>
    </style:style>
    <style:style style:name="표5.A1" style:family="table-cell">
      <style:table-cell-properties fo:background-color="#f2f2f2" fo:padding-left="0.199cm" fo:padding-right="0.191cm" fo:padding-top="0cm" fo:padding-bottom="0cm" fo:border="0.5pt solid #00000a">
        <style:background-image/>
      </style:table-cell-properties>
    </style:style>
    <style:style style:name="표5.B1" style:family="table-cell">
      <style:table-cell-properties fo:padding-left="0.199cm" fo:padding-right="0.191cm" fo:padding-top="0cm" fo:padding-bottom="0cm" fo:border="0.5pt solid #00000a"/>
    </style:style>
    <style:style style:name="표5.B2" style:family="table-cell">
      <style:table-cell-properties fo:padding-left="0.199cm" fo:padding-right="0.191cm" fo:padding-top="0cm" fo:padding-bottom="0cm" fo:border="0.5pt solid #00000a"/>
    </style:style>
    <style:style style:name="표5.B3" style:family="table-cell">
      <style:table-cell-properties fo:padding-left="0.199cm" fo:padding-right="0.191cm" fo:padding-top="0cm" fo:padding-bottom="0cm" fo:border="0.5pt solid #00000a"/>
    </style:style>
    <style:style style:name="표5.B4" style:family="table-cell">
      <style:table-cell-properties fo:padding-left="0.199cm" fo:padding-right="0.191cm" fo:padding-top="0cm" fo:padding-bottom="0cm" fo:border="0.5pt solid #00000a"/>
    </style:style>
    <style:style style:name="표5.B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 fo:orphans="2" fo:widows="2"/>
      <style:text-properties fo:font-size="16pt" style:font-size-asian="16pt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text-properties officeooo:paragraph-rsid="001104cc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left="1.411cm" fo:margin-right="0cm" fo:text-indent="0cm" style:auto-text-indent="false"/>
    </style:style>
    <style:style style:name="P7" style:family="paragraph" style:parent-style-name="Contents_20_3">
      <style:paragraph-properties fo:margin-left="1.411cm" fo:margin-right="0cm" fo:text-indent="0cm" style:auto-text-indent="false">
        <style:tab-stops>
          <style:tab-stop style:position="18.443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.764cm" fo:margin-right="0cm" fo:text-indent="0cm" style:auto-text-indent="false"/>
    </style:style>
    <style:style style:name="P9" style:family="paragraph" style:parent-style-name="Heading_20_4">
      <style:paragraph-properties fo:margin-left="2.117cm" fo:margin-right="0cm" fo:text-indent="-0.706cm" style:auto-text-indent="false"/>
    </style:style>
    <style:style style:name="P10" style:family="paragraph" style:parent-style-name="Contents_20_2">
      <style:paragraph-properties fo:margin-left="0.706cm" fo:margin-right="0cm" fo:text-indent="0cm" style:auto-text-indent="false">
        <style:tab-stops>
          <style:tab-stop style:position="18.443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  <style:text-properties fo:language="ko" fo:country="KR" fo:font-weight="bold" officeooo:paragraph-rsid="001104cc" style:font-weight-asian="bold" style:font-weight-complex="bold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text-properties fo:font-size="16pt" fo:font-weight="bold" style:font-size-asian="16pt" style:font-weight-asian="bold"/>
    </style:style>
    <style:style style:name="P15" style:family="paragraph" style:parent-style-name="Standard">
      <style:text-properties fo:font-size="16pt" fo:font-weight="bold" officeooo:rsid="001104cc" officeooo:paragraph-rsid="001104cc" style:font-size-asian="16pt" style:font-weight-asian="bold"/>
    </style:style>
    <style:style style:name="P16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17" style:family="paragraph" style:parent-style-name="Standard">
      <style:text-properties officeooo:paragraph-rsid="001259a2"/>
    </style:style>
    <style:style style:name="P18" style:family="paragraph" style:parent-style-name="Heading_20_1">
      <style:paragraph-properties fo:break-before="page"/>
      <style:text-properties fo:font-weight="bold" style:font-weight-asian="bold"/>
    </style:style>
    <style:style style:name="P19" style:family="paragraph" style:parent-style-name="Heading_20_1">
      <style:paragraph-properties fo:break-before="page"/>
      <style:text-properties fo:font-weight="bold" officeooo:rsid="0012538e" officeooo:paragraph-rsid="0012538e" style:font-weight-asian="bold"/>
    </style:style>
    <style:style style:name="P20" style:family="paragraph" style:parent-style-name="Heading_20_1">
      <style:paragraph-properties fo:break-before="page"/>
      <style:text-properties fo:font-weight="bold" officeooo:paragraph-rsid="001259a2" style:font-weight-asian="bold"/>
    </style:style>
    <style:style style:name="P21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weight="bold" officeooo:paragraph-rsid="0012538e" style:font-weight-asian="bold"/>
    </style:style>
    <style:style style:name="P22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weight="bold" officeooo:paragraph-rsid="001259a2" style:font-weight-asian="bold"/>
    </style:style>
    <style:style style:name="P23" style:family="paragraph" style:parent-style-name="Heading_20_1">
      <style:text-properties fo:font-weight="bold" officeooo:paragraph-rsid="001259a2" style:font-weight-asian="bold"/>
    </style:style>
    <style:style style:name="P24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size="11.3999996185303pt" fo:font-weight="normal" officeooo:rsid="0012538e" officeooo:paragraph-rsid="0012538e" style:font-size-asian="10pt" style:font-weight-asian="normal" style:font-size-complex="11.3999996185303pt" style:font-weight-complex="normal"/>
    </style:style>
    <style:style style:name="P25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size="11.3999996185303pt" fo:font-weight="normal" officeooo:rsid="0012538e" officeooo:paragraph-rsid="001259a2" style:font-size-asian="10pt" style:font-weight-asian="normal" style:font-size-complex="11.3999996185303pt" style:font-weight-complex="normal"/>
    </style:style>
    <style:style style:name="P26" style:family="paragraph" style:parent-style-name="Heading_20_1">
      <style:text-properties fo:font-size="11.3999996185303pt" fo:font-weight="normal" officeooo:paragraph-rsid="0012538e" style:font-size-asian="10pt" style:font-weight-asian="normal" style:font-size-complex="11.3999996185303pt" style:font-weight-complex="normal"/>
    </style:style>
    <style:style style:name="P27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size="11.3999996185303pt" fo:font-weight="normal" officeooo:paragraph-rsid="0012538e" style:font-size-asian="10pt" style:font-weight-asian="normal" style:font-size-complex="11.3999996185303pt" style:font-weight-complex="normal"/>
    </style:style>
    <style:style style:name="P28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size="11.3999996185303pt" fo:font-weight="normal" officeooo:paragraph-rsid="001259a2" style:font-size-asian="10pt" style:font-weight-asian="normal" style:font-size-complex="11.3999996185303pt" style:font-weight-complex="normal"/>
    </style:style>
    <style:style style:name="P29" style:family="paragraph" style:parent-style-name="Heading_20_1">
      <style:paragraph-properties>
        <style:tab-stops>
          <style:tab-stop style:position="0.91cm"/>
        </style:tab-stops>
      </style:paragraph-properties>
      <style:text-properties fo:font-size="11.3999996185303pt" fo:font-weight="normal" officeooo:rsid="001259a2" officeooo:paragraph-rsid="001259a2" style:font-size-asian="10pt" style:font-weight-asian="normal" style:font-size-complex="11.3999996185303pt" style:font-weight-complex="normal"/>
    </style:style>
    <style:style style:name="P30" style:family="paragraph" style:parent-style-name="Heading_20_1">
      <style:text-properties fo:font-size="11.3999996185303pt" fo:font-weight="normal" officeooo:paragraph-rsid="001259a2" style:font-size-asian="10pt" style:font-weight-asian="normal" style:font-size-complex="11.3999996185303pt" style:font-weight-complex="normal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0.91cm"/>
        </style:tab-stops>
      </style:paragraph-properties>
      <style:text-properties fo:font-weight="normal" officeooo:paragraph-rsid="001259a2" style:font-weight-asian="normal"/>
    </style:style>
    <style:style style:name="P32" style:family="paragraph" style:parent-style-name="Heading_20_2">
      <style:text-properties fo:font-weight="bold" style:font-weight-asian="bold"/>
    </style:style>
    <style:style style:name="P33" style:family="paragraph" style:parent-style-name="Heading_20_2">
      <style:paragraph-properties fo:break-before="page"/>
      <style:text-properties fo:font-weight="bold" style:font-weight-asian="bold"/>
    </style:style>
    <style:style style:name="P34" style:family="paragraph" style:parent-style-name="Heading_20_3">
      <style:paragraph-properties fo:margin-left="1.764cm" fo:margin-right="0cm" fo:text-indent="-0.706cm" style:auto-text-indent="false"/>
      <style:text-properties fo:font-weight="bold" style:font-weight-asian="bold"/>
    </style:style>
    <style:style style:name="P35" style:family="paragraph" style:parent-style-name="List_20_Paragraph" style:list-style-name="WWNum2">
      <style:text-properties officeooo:paragraph-rsid="001104cc"/>
    </style:style>
    <style:style style:name="P36" style:family="paragraph" style:parent-style-name="List_20_Paragraph" style:list-style-name="WWNum2">
      <style:text-properties officeooo:paragraph-rsid="001259a2"/>
    </style:style>
    <style:style style:name="P37" style:family="paragraph" style:parent-style-name="List_20_Paragraph" style:list-style-name="WWNum3">
      <style:text-properties officeooo:paragraph-rsid="001104cc"/>
    </style:style>
    <style:style style:name="P38" style:family="paragraph" style:parent-style-name="List_20_Paragraph" style:list-style-name="WWNum3">
      <style:text-properties officeooo:paragraph-rsid="001259a2"/>
    </style:style>
    <style:style style:name="P39" style:family="paragraph" style:parent-style-name="List_20_Paragraph" style:list-style-name="WWNum2">
      <style:text-properties officeooo:rsid="001259a2" officeooo:paragraph-rsid="001259a2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fo:font-size="11.3999996185303pt" fo:font-weight="normal" officeooo:rsid="0012538e" officeooo:paragraph-rsid="0012538e" style:font-size-asian="10pt" style:font-weight-asian="normal" style:font-size-complex="11.3999996185303pt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fo:font-weight="normal" officeooo:rsid="0012538e" officeooo:paragraph-rsid="0012538e" style:font-weight-asian="normal"/>
    </style:style>
    <style:style style:name="P42" style:family="paragraph" style:parent-style-name="TOC_20_Heading">
      <style:paragraph-properties fo:break-before="page"/>
      <style:text-properties fo:language="ko" fo:country="KR"/>
    </style:style>
    <style:style style:name="P43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  <style:text-properties fo:font-weight="bold" style:font-weight-asian="bold"/>
    </style:style>
    <style:style style:name="P4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  <style:text-properties fo:language="ko" fo:country="KR" fo:font-weight="bold" officeooo:rsid="001104cc" officeooo:paragraph-rsid="001104cc" style:font-weight-asian="bold" style:font-weight-complex="bold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24pt" fo:font-weight="bold" officeooo:rsid="001104cc" style:font-size-asian="24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104cc" style:font-weight-asian="bold"/>
    </style:style>
    <style:style style:name="T5" style:family="text">
      <style:text-properties text:display="true"/>
    </style:style>
    <style:style style:name="T6" style:family="text">
      <style:text-properties officeooo:rsid="001104cc" text:display="true"/>
    </style:style>
    <style:style style:name="T7" style:family="text">
      <style:text-properties officeooo:rsid="001104cc"/>
    </style:style>
    <style:style style:name="T8" style:family="text">
      <style:text-properties officeooo:rsid="0012538e"/>
    </style:style>
    <style:style style:name="T9" style:family="text">
      <style:text-properties fo:font-size="10pt" style:font-size-asian="8.75pt" style:font-size-complex="10pt" style:font-weight-complex="normal"/>
    </style:style>
    <style:style style:name="T10" style:family="text">
      <style:text-properties fo:font-size="10pt" officeooo:rsid="001259a2" style:font-size-asian="8.75pt" style:font-size-complex="10pt" style:font-weight-complex="normal"/>
    </style:style>
    <style:style style:name="T11" style:family="text">
      <style:text-properties fo:font-size="11.3999996185303pt" style:font-size-asian="10pt" style:font-size-complex="11.3999996185303pt" style:font-weight-complex="normal"/>
    </style:style>
    <style:style style:name="T12" style:family="text">
      <style:text-properties fo:font-size="11.3999996185303pt" officeooo:rsid="001259a2" style:font-size-asian="10pt" style:font-size-complex="11.3999996185303pt" style:font-weight-complex="normal"/>
    </style:style>
    <style:style style:name="T13" style:family="text">
      <style:text-properties fo:font-size="11.3999996185303pt" officeooo:rsid="0012538e" style:font-size-asian="10pt" style:font-size-complex="11.3999996185303pt" style:font-weight-complex="normal"/>
    </style:style>
    <style:style style:name="T14" style:family="text">
      <style:text-properties style:font-weight-complex="normal"/>
    </style:style>
    <style:style style:name="T15" style:family="text">
      <style:text-properties officeooo:rsid="001259a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oBack"/><text:span text:style-name="T1">T</text:span><text:span text:style-name="T2">T</text:span><text:span text:style-name="T1">eok 언어 표준</text:span></text:p>
      <text:p text:style-name="P1">Take Time, Experience Once, Know!</text:p>
      <text:p text:style-name="P15">Tteok-17 standard-Spec</text:p>
      <text:p text:style-name="P1">Vol 1. 표준 문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2017. 11.<text:span text:style-name="T8">X.</text:span></text:p>
      <text:p text:style-name="P16">Written by Official TTeok Language Developers</text:p>
      <text:p text:style-name="P2"><text:bookmark text:name="OLE_LINK1"/></text:p>
      <text:p text:style-name="P42">내용</text:p>
      <text:table-of-content text:style-name="Sect1" text:protected="true" text:name="목차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3">처음 만나는</text:span><text:a xlink:type="simple" xlink:href="#_Toc498886826" text:style-name="Index_20_Link" text:visited-style-name="Index_20_Link"><text:span text:style-name="T3">TTeok </text:span></text:a><text:span text:style-name="T3"><text:tab/>1</text:span></text:p>
          <text:p text:style-name="P11"><text:span text:style-name="T3"><text:s text:c="13"/></text:span><text:span text:style-name="T4"><text:s/>목차<text:tab/>2</text:span></text:p>
          <text:p text:style-name="P43"><text:s text:c="14"/>개발자 소개<text:tab/>3</text:p>
          <text:p text:style-name="P43"><text:s text:c="14"/>언어의 컨셉,목표<text:tab/>4</text:p>
          <text:p text:style-name="P11"><text:a xlink:type="simple" xlink:href="#_Toc498886827" text:style-name="Index_20_Link" text:visited-style-name="Index_20_Link"><text:span text:style-name="T3">기본 태그</text:span></text:a><text:a xlink:type="simple" xlink:href="#_Toc498886827" text:style-name="Index_20_Link" text:visited-style-name="Index_20_Link"><text:span text:style-name="T5"><text:tab/></text:span></text:a><text:span text:style-name="T5">5</text:span></text:p>
          <text:p text:style-name="P10"><text:a xlink:type="simple" xlink:href="#_Toc498886828" text:style-name="Index_20_Link" text:visited-style-name="Index_20_Link"><text:span text:style-name="T3">&lt;</text:span></text:a><text:a xlink:type="simple" xlink:href="#_Toc498886828" text:style-name="Index_20_Link" text:visited-style-name="Index_20_Link"><text:span text:style-name="T4">m</text:span></text:a><text:a xlink:type="simple" xlink:href="#_Toc498886828" text:style-name="Index_20_Link" text:visited-style-name="Index_20_Link"><text:span text:style-name="T3">ain&gt;</text:span></text:a><text:a xlink:type="simple" xlink:href="#_Toc498886828" text:style-name="Index_20_Link" text:visited-style-name="Index_20_Link"><text:span text:style-name="T5"><text:tab/></text:span></text:a><text:span text:style-name="T5">6</text:span></text:p>
          <text:p text:style-name="P7"><text:a xlink:type="simple" xlink:href="#_Toc498886829" text:style-name="Index_20_Link" text:visited-style-name="Index_20_Link"><text:span text:style-name="T3">필수 속성</text:span></text:a><text:a xlink:type="simple" xlink:href="#_Toc498886829" text:style-name="Index_20_Link" text:visited-style-name="Index_20_Link"><text:span text:style-name="T5"><text:tab/></text:span></text:a><text:span text:style-name="T5">6</text:span></text:p>
          <text:p text:style-name="P7"><text:a xlink:type="simple" xlink:href="#_Toc498886830" text:style-name="Index_20_Link" text:visited-style-name="Index_20_Link"><text:span text:style-name="T3">선택 속성</text:span></text:a><text:a xlink:type="simple" xlink:href="#_Toc498886830" text:style-name="Index_20_Link" text:visited-style-name="Index_20_Link"><text:span text:style-name="T5"><text:tab/></text:span></text:a><text:span text:style-name="T5">6</text:span></text:p>
          <text:p text:style-name="P7"><text:a xlink:type="simple" xlink:href="#_Toc498886831" text:style-name="Index_20_Link" text:visited-style-name="Index_20_Link"><text:span text:style-name="T3">표준</text:span></text:a><text:a xlink:type="simple" xlink:href="#_Toc498886831" text:style-name="Index_20_Link" text:visited-style-name="Index_20_Link"><text:span text:style-name="T5"><text:tab/></text:span></text:a><text:span text:style-name="T5">6</text:span></text:p>
          <text:p text:style-name="P11"><text:a xlink:type="simple" xlink:href="#_Toc498886832" text:style-name="Index_20_Link" text:visited-style-name="Index_20_Link"><text:span text:style-name="T3">변수</text:span></text:a><text:a xlink:type="simple" xlink:href="#_Toc498886832" text:style-name="Index_20_Link" text:visited-style-name="Index_20_Link"><text:span text:style-name="T5"><text:tab/></text:span></text:a><text:span text:style-name="T6">6</text:span></text:p>
          <text:p text:style-name="P10"><text:a xlink:type="simple" xlink:href="#_Toc498886833" text:style-name="Index_20_Link" text:visited-style-name="Index_20_Link"><text:span text:style-name="T3">&lt;</text:span></text:a><text:a xlink:type="simple" xlink:href="#_Toc498886833" text:style-name="Index_20_Link" text:visited-style-name="Index_20_Link"><text:span text:style-name="T4">v</text:span></text:a><text:a xlink:type="simple" xlink:href="#_Toc498886833" text:style-name="Index_20_Link" text:visited-style-name="Index_20_Link"><text:span text:style-name="T3">ar&gt;</text:span></text:a><text:a xlink:type="simple" xlink:href="#_Toc498886833" text:style-name="Index_20_Link" text:visited-style-name="Index_20_Link"><text:span text:style-name="T5"><text:tab/></text:span></text:a><text:span text:style-name="T5">7</text:span></text:p>
          <text:p text:style-name="P7"><text:a xlink:type="simple" xlink:href="#_Toc498886834" text:style-name="Index_20_Link" text:visited-style-name="Index_20_Link"><text:span text:style-name="T3">필수 속성</text:span></text:a><text:a xlink:type="simple" xlink:href="#_Toc498886834" text:style-name="Index_20_Link" text:visited-style-name="Index_20_Link"><text:span text:style-name="T5"><text:tab/></text:span></text:a><text:span text:style-name="T5">8</text:span></text:p>
          <text:p text:style-name="P7"><text:a xlink:type="simple" xlink:href="#_Toc498886835" text:style-name="Index_20_Link" text:visited-style-name="Index_20_Link"><text:span text:style-name="T3">선택 속성</text:span></text:a><text:a xlink:type="simple" xlink:href="#_Toc498886835" text:style-name="Index_20_Link" text:visited-style-name="Index_20_Link"><text:span text:style-name="T5"><text:tab/></text:span></text:a><text:span text:style-name="T5">8</text:span></text:p>
          <text:p text:style-name="P7"><text:a xlink:type="simple" xlink:href="#_Toc498886836" text:style-name="Index_20_Link" text:visited-style-name="Index_20_Link"><text:span text:style-name="T3">표준</text:span></text:a><text:a xlink:type="simple" xlink:href="#_Toc498886836" text:style-name="Index_20_Link" text:visited-style-name="Index_20_Link"><text:span text:style-name="T5"><text:tab/></text:span></text:a><text:span text:style-name="T5">8</text:span></text:p>
          <text:p text:style-name="P10"><text:a xlink:type="simple" xlink:href="#_Toc498886837" text:style-name="Index_20_Link" text:visited-style-name="Index_20_Link"><text:span text:style-name="T3">&lt;</text:span></text:a><text:a xlink:type="simple" xlink:href="#_Toc498886837" text:style-name="Index_20_Link" text:visited-style-name="Index_20_Link"><text:span text:style-name="T4">a</text:span></text:a><text:a xlink:type="simple" xlink:href="#_Toc498886837" text:style-name="Index_20_Link" text:visited-style-name="Index_20_Link"><text:span text:style-name="T3">rray&gt;</text:span></text:a><text:a xlink:type="simple" xlink:href="#_Toc498886837" text:style-name="Index_20_Link" text:visited-style-name="Index_20_Link"><text:span text:style-name="T5"><text:tab/></text:span></text:a><text:span text:style-name="T5">9</text:span></text:p>
          <text:p text:style-name="P7"><text:a xlink:type="simple" xlink:href="#_Toc498886838" text:style-name="Index_20_Link" text:visited-style-name="Index_20_Link"><text:span text:style-name="T3">필수 속성</text:span></text:a><text:a xlink:type="simple" xlink:href="#_Toc498886838" text:style-name="Index_20_Link" text:visited-style-name="Index_20_Link"><text:span text:style-name="T5"><text:tab/></text:span></text:a><text:span text:style-name="T5">9</text:span></text:p>
          <text:p text:style-name="P7"><text:a xlink:type="simple" xlink:href="#_Toc498886839" text:style-name="Index_20_Link" text:visited-style-name="Index_20_Link"><text:span text:style-name="T3">선택 속성</text:span></text:a><text:a xlink:type="simple" xlink:href="#_Toc498886839" text:style-name="Index_20_Link" text:visited-style-name="Index_20_Link"><text:span text:style-name="T5"><text:tab/></text:span></text:a><text:span text:style-name="T5">9</text:span></text:p>
          <text:p text:style-name="P7"><text:a xlink:type="simple" xlink:href="#_Toc498886840" text:style-name="Index_20_Link" text:visited-style-name="Index_20_Link"><text:span text:style-name="T3">표준</text:span></text:a><text:a xlink:type="simple" xlink:href="#_Toc498886840" text:style-name="Index_20_Link" text:visited-style-name="Index_20_Link"><text:span text:style-name="T5"><text:tab/>9</text:span></text:a></text:p>
          <text:p text:style-name="P11"><text:a xlink:type="simple" xlink:href="#_Toc498886841" text:style-name="Index_20_Link" text:visited-style-name="Index_20_Link"><text:span text:style-name="T3">함수</text:span></text:a><text:a xlink:type="simple" xlink:href="#_Toc498886841" text:style-name="Index_20_Link" text:visited-style-name="Index_20_Link"><text:span text:style-name="T5"><text:tab/></text:span></text:a><text:span text:style-name="T5">9</text:span></text:p>
          <text:p text:style-name="P10"><text:span text:style-name="T4">&lt;</text:span><text:a xlink:type="simple" xlink:href="#_Toc498886842" text:style-name="Index_20_Link" text:visited-style-name="Index_20_Link"><text:span text:style-name="T4">f</text:span></text:a><text:a xlink:type="simple" xlink:href="#_Toc498886842" text:style-name="Index_20_Link" text:visited-style-name="Index_20_Link"><text:span text:style-name="T3">unc</text:span></text:a><text:a xlink:type="simple" xlink:href="#_Toc498886842" text:style-name="Index_20_Link" text:visited-style-name="Index_20_Link"><text:span text:style-name="T3">&gt;</text:span></text:a><text:a xlink:type="simple" xlink:href="#_Toc498886842" text:style-name="Index_20_Link" text:visited-style-name="Index_20_Link"><text:span text:style-name="T5"><text:tab/></text:span></text:a><text:span text:style-name="T5">10</text:span></text:p>
          <text:p text:style-name="P7"><text:a xlink:type="simple" xlink:href="#_Toc498886843" text:style-name="Index_20_Link" text:visited-style-name="Index_20_Link"><text:span text:style-name="T3">필수 속성</text:span></text:a><text:a xlink:type="simple" xlink:href="#_Toc498886843" text:style-name="Index_20_Link" text:visited-style-name="Index_20_Link"><text:span text:style-name="T5"><text:tab/></text:span></text:a><text:span text:style-name="T5">11</text:span></text:p>
          <text:p text:style-name="P7"><text:a xlink:type="simple" xlink:href="#_Toc498886844" text:style-name="Index_20_Link" text:visited-style-name="Index_20_Link"><text:span text:style-name="T3">선택 속성</text:span></text:a><text:a xlink:type="simple" xlink:href="#_Toc498886844" text:style-name="Index_20_Link" text:visited-style-name="Index_20_Link"><text:span text:style-name="T5"><text:tab/></text:span></text:a><text:span text:style-name="T5">11</text:span></text:p>
          <text:p text:style-name="P7"><text:a xlink:type="simple" xlink:href="#_Toc498886845" text:style-name="Index_20_Link" text:visited-style-name="Index_20_Link"><text:span text:style-name="T3">표준</text:span></text:a><text:a xlink:type="simple" xlink:href="#_Toc498886845" text:style-name="Index_20_Link" text:visited-style-name="Index_20_Link"><text:span text:style-name="T5"><text:tab/></text:span></text:a><text:span text:style-name="T5">11</text:span></text:p>
          <text:p text:style-name="P10"><text:a xlink:type="simple" xlink:href="#_Toc498886846" text:style-name="Index_20_Link" text:visited-style-name="Index_20_Link"><text:span text:style-name="T3">&lt;(Function Name)&gt;</text:span></text:a><text:a xlink:type="simple" xlink:href="#_Toc498886846" text:style-name="Index_20_Link" text:visited-style-name="Index_20_Link"><text:span text:style-name="T5"><text:tab/></text:span></text:a><text:span text:style-name="T5">11</text:span></text:p>
          <text:p text:style-name="P7"><text:a xlink:type="simple" xlink:href="#_Toc498886847" text:style-name="Index_20_Link" text:visited-style-name="Index_20_Link"><text:span text:style-name="T3">필</text:span></text:a><text:a xlink:type="simple" xlink:href="#_Toc498886847" text:style-name="Index_20_Link" text:visited-style-name="Index_20_Link"><text:span text:style-name="T3">수 속성</text:span></text:a><text:a xlink:type="simple" xlink:href="#_Toc498886847" text:style-name="Index_20_Link" text:visited-style-name="Index_20_Link"><text:span text:style-name="T5"><text:tab/></text:span></text:a><text:span text:style-name="T5">12</text:span></text:p>
          <text:p text:style-name="P7"><text:a xlink:type="simple" xlink:href="#_Toc498886848" text:style-name="Index_20_Link" text:visited-style-name="Index_20_Link"><text:span text:style-name="T3">선택 속성</text:span></text:a><text:a xlink:type="simple" xlink:href="#_Toc498886848" text:style-name="Index_20_Link" text:visited-style-name="Index_20_Link"><text:span text:style-name="T5"><text:tab/></text:span></text:a><text:span text:style-name="T5">12</text:span></text:p>
          <text:p text:style-name="P7"><text:a xlink:type="simple" xlink:href="#_Toc498886849" text:style-name="Index_20_Link" text:visited-style-name="Index_20_Link"><text:span text:style-name="T3">표준</text:span></text:a><text:a xlink:type="simple" xlink:href="#_Toc498886849" text:style-name="Index_20_Link" text:visited-style-name="Index_20_Link"><text:span text:style-name="T5"><text:tab/></text:span></text:a><text:span text:style-name="T5">12</text:span></text:p>
          <text:p text:style-name="P12">표현식<text:tab/>13</text:p>
          <text:p text:style-name="P12"><text:s text:c="11"/><text:a xlink:type="simple" xlink:href="#_Toc498886846" text:style-name="Index_20_Link" text:visited-style-name="Index_20_Link">&lt;</text:a><text:span text:style-name="T7">impl&gt;<text:tab/>14</text:span></text:p>
          <text:p text:style-name="P12"><text:s text:c="15"/>필수 속성<text:tab/>14</text:p>
          <text:p text:style-name="P12"><text:s text:c="15"/>선택 속성<text:tab/>14</text:p>
          <text:p text:style-name="P12"><text:s text:c="15"/>표준<text:tab/>14</text:p>
          <text:p text:style-name="P44">다음 버전 이야기<text:tab/>15</text:p>
        </text:index-body>
      </text:table-of-content>
      <text:h text:style-name="P19" text:outline-level="1">개발자 소개</text:h>
      <text:list xml:id="list8522202790249460583" text:style-name="WWNum2">
        <text:list-header>
          <text:p text:style-name="P40"><text:span text:style-name="T14"/></text:p>
        </text:list-header>
      </text:list>
      <text:p text:style-name="P41"><text:span text:style-name="T9">서 </text:span><text:span text:style-name="T11">재원</text:span><text:span text:style-name="T9">(ENvironmentSet)</text:span></text:p>
      <text:h text:style-name="P25" text:outline-level="1">대한민국에 살고 있는 14살 프로그래머.</text:h>
      <text:h text:style-name="P25" text:outline-level="1">컴퓨터 공부로 인해 <text:s/>40점 까지 떨어진 수학 성적을 복구하기 위해 공부하던 수학에서 </text:h>
      <text:h text:style-name="P25" text:outline-level="1">모든 수는 고유하지만 이를 식을 통해 많은 방법으로 표현이 가능하단 점에서 착안에</text:h>
      <text:h text:style-name="P25" text:outline-level="1">“표현식 기반 프로그래밍”이라는 프로그래밍 페러다임을 구상하고, 이를 구현할 언어를 만들던 도중 문법이 너무 복잡하고 </text:h>
      <text:h text:style-name="P25" text:outline-level="1">다른 언어 대신 사용할 이유가 될 매력이 없다는 이야기를 듣고 언어의 기본 뼈대만 남기고 이후에 소개할 “전 상완”을 만나 </text:h>
      <text:h text:style-name="P25" text:outline-level="1">문법을 수정하여 지금의 TTeok언어를 탄생시킴.</text:h>
      <text:h text:style-name="P25" text:outline-level="1">여담이지만 “표현식 기반 <text:s/>프로그래밍” 페러다임을 간접적으로 TTeok에 적용할 의향이 있다고 합니다.</text:h>
      <text:h text:style-name="P30" text:outline-level="1">“전 상완”이 학업 문제로 떠난 이후 혼자서 <text:span text:style-name="T8">TTeok의 스펙 제작 및, 배포, 인터프리터와 컴파일러 제작을 하고 있음.</text:span></text:h>
      <text:h text:style-name="P22" text:outline-level="1"/>
      <text:h text:style-name="P28" text:outline-level="1">전 상완(<text:span text:style-name="T15">maxswjeon)</text:span></text:h>
      <text:h text:style-name="P29" text:outline-level="1"/>
      <text:h text:style-name="P29" text:outline-level="1">대한민국에 살고 있는 17살 프로그래머.</text:h>
      <text:h text:style-name="P29" text:outline-level="1"/>
      <text:h text:style-name="P31" text:outline-level="1"><text:span text:style-name="T10">평소 서재원이 만든 어셈블리어를 개량한 언어인 envssembly 관련해서 이야기를 나누던 중, 새로이 제작하는 언어를 보고 참여, Tteok-17의 스펙을 만드는데 지대한 영향을 미친 개발자 특히 클래스와 함수의 형태는 이 프로그래머가 고안해 낸 것 이다. 현재는 학업으로 인해 3년간의 공백기를 두고 돌아오겠다는 유언을 남기고 사라진 개발자.</text:span></text:h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/>
      <text:h text:style-name="P23" text:outline-level="1"><text:bookmark-start text:name="_Toc498886826"/>TTeok 언어의 목표<text:bookmark-end text:name="_Toc498886826"/></text:h>
      <text:p text:style-name="P17">TTeok 언어는 다음과 같은 목표를 가지고 제작되었습니다.</text:p>
      <text:list xml:id="list214505919004311" text:continue-numbering="true" text:style-name="WWNum2">
        <text:list-item>
          <text:p text:style-name="P36">직관성</text:p>
        </text:list-item>
        <text:list-item>
          <text:p text:style-name="P36">편의성</text:p>
        </text:list-item>
        <text:list-item>
          <text:p text:style-name="P39">코드의 시각화</text:p>
        </text:list-item>
      </text:list>
      <text:p text:style-name="P17"/>
      <text:p text:style-name="P17">이러한 목표에 의해 TTeok 언어는 다음과 같은 특징을 지니고 있습니다.</text:p>
      <text:list xml:id="list2718916433754888050" text:style-name="WWNum3">
        <text:list-item>
          <text:p text:style-name="P38">대소문자 구별이 없습니다.</text:p>
        </text:list-item>
        <text:list-item>
          <text:p text:style-name="P38">HTML과 비슷하게 계층 구조를 나타내기 쉽습니다.</text:p>
        </text:list-item>
        <text:list-item>
          <text:p text:style-name="P38">쉽게 배우고 쉽게 쓸 수 있습니다.</text:p>
        </text:list-item>
      </text:list>
      <text:h text:style-name="P18" text:outline-level="1"><text:bookmark-start text:name="_Toc498886827"/>기본 태그<text:bookmark-end text:name="_Toc498886827"/></text:h>
      <text:h text:style-name="P32" text:outline-level="2"><text:bookmark-start text:name="_Toc498886828"/>&lt;Main&gt;<text:bookmark-end text:name="_Toc498886828"/></text:h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5">위치</text:p>
          </table:table-cell>
          <table:table-cell table:style-name="표1.B1" office:value-type="string">
            <text:p text:style-name="P5">최상위</text:p>
          </table:table-cell>
        </table:table-row>
        <table:table-row table:style-name="표1.1">
          <table:table-cell table:style-name="표1.A1" office:value-type="string">
            <text:p text:style-name="P5">필수 속성</text:p>
          </table:table-cell>
          <table:table-cell table:style-name="표1.B2" office:value-type="string">
            <text:p text:style-name="P5">없음</text:p>
          </table:table-cell>
        </table:table-row>
        <table:table-row table:style-name="표1.1">
          <table:table-cell table:style-name="표1.A1" office:value-type="string">
            <text:p text:style-name="P5">선택 속성</text:p>
          </table:table-cell>
          <table:table-cell table:style-name="표1.B3" office:value-type="string">
            <text:p text:style-name="P5">없음</text:p>
          </table:table-cell>
        </table:table-row>
        <table:table-row table:style-name="표1.1">
          <table:table-cell table:style-name="표1.A1" office:value-type="string">
            <text:p text:style-name="P5">내부 내용</text:p>
          </table:table-cell>
          <table:table-cell table:style-name="표1.B4" office:value-type="string">
            <text:p text:style-name="P5">코드</text:p>
          </table:table-cell>
        </table:table-row>
        <table:table-row table:style-name="표1.1">
          <table:table-cell table:style-name="표1.A1" office:value-type="string">
            <text:p text:style-name="P5">한줄 닫기</text:p>
          </table:table-cell>
          <table:table-cell table:style-name="표1.B5" office:value-type="string">
            <text:p text:style-name="P5">미지원</text:p>
          </table:table-cell>
        </table:table-row>
      </table:table>
      <text:p text:style-name="Standard"/>
      <text:p text:style-name="Standard">Main 태그는 응용프로그램의 시작점을 표시합니다. 모든 프로그램은 내부 초기화를 마치고 Main 첫번째 줄부터 해석되어 실행됩니다. </text:p>
      <text:p text:style-name="Standard"/>
      <text:h text:style-name="P34" text:outline-level="3"><text:bookmark-start text:name="_Toc498886829"/>필수 속성<text:bookmark-end text:name="_Toc498886829"/></text:h>
      <text:p text:style-name="P6">없음<text:bookmark text:name="OLE_LINK2"/></text:p>
      <text:p text:style-name="Standard"/>
      <text:h text:style-name="P34" text:outline-level="3"><text:bookmark-start text:name="_Toc498886830"/>선택 속성<text:bookmark-end text:name="_Toc498886830"/></text:h>
      <text:p text:style-name="P6">없음</text:p>
      <text:p text:style-name="P6"/>
      <text:h text:style-name="P34" text:outline-level="3"><text:bookmark-start text:name="_Toc498886831"/>표준<text:bookmark-end text:name="_Toc498886831"/></text:h>
      <text:p text:style-name="P6">&lt;Main&gt; (Code) &lt;/(Main)&gt;</text:p>
      <text:p text:style-name="P6"/>
      <text:p text:style-name="P3"/>
      <text:h text:style-name="P18" text:outline-level="1"><text:bookmark-start text:name="_Toc498886832"/>변수<text:bookmark-end text:name="_Toc498886832"/></text:h>
      <text:h text:style-name="Heading_20_2" text:outline-level="2"><text:bookmark-start text:name="_Toc498886833"/><text:span text:style-name="T3">&lt;</text:span><text:span text:style-name="T4">v</text:span><text:span text:style-name="T3">ar&gt;</text:span><text:bookmark-end text:name="_Toc498886833"/></text:h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5">위치</text:p>
          </table:table-cell>
          <table:table-cell table:style-name="표2.B1" office:value-type="string">
            <text:p text:style-name="P5">모든 범위</text:p>
          </table:table-cell>
        </table:table-row>
        <table:table-row table:style-name="표2.1">
          <table:table-cell table:style-name="표2.A1" office:value-type="string">
            <text:p text:style-name="P5">필수 속성</text:p>
          </table:table-cell>
          <table:table-cell table:style-name="표2.B2" office:value-type="string">
            <text:p text:style-name="P5">Name</text:p>
          </table:table-cell>
        </table:table-row>
        <table:table-row table:style-name="표2.1">
          <table:table-cell table:style-name="표2.A1" office:value-type="string">
            <text:p text:style-name="P5">선택 속성</text:p>
          </table:table-cell>
          <table:table-cell table:style-name="표2.B3" office:value-type="string">
            <text:p text:style-name="P5">Value, Const(Constant), Static</text:p>
          </table:table-cell>
        </table:table-row>
        <table:table-row table:style-name="표2.1">
          <table:table-cell table:style-name="표2.A1" office:value-type="string">
            <text:p text:style-name="P5">내부 내용</text:p>
          </table:table-cell>
          <table:table-cell table:style-name="표2.B4" office:value-type="string">
            <text:p text:style-name="P5">변수의 값</text:p>
          </table:table-cell>
        </table:table-row>
        <table:table-row table:style-name="표2.1">
          <table:table-cell table:style-name="표2.A1" office:value-type="string">
            <text:p text:style-name="P5">한줄 닫기</text:p>
          </table:table-cell>
          <table:table-cell table:style-name="표2.B5" office:value-type="string">
            <text:p text:style-name="P5">지원</text:p>
          </table:table-cell>
        </table:table-row>
      </table:table>
      <text:p text:style-name="Standard"/>
      <text:p text:style-name="Standard">Var 태그는 변수를 선언합니다. </text:p>
      <text:p text:style-name="Standard"/>
      <text:h text:style-name="P34" text:outline-level="3"><text:bookmark-start text:name="_Toc498886834"/>필수 속성<text:bookmark-end text:name="_Toc498886834"/></text:h>
      <text:h text:style-name="P9" text:outline-level="4">Name</text:h>
      <text:p text:style-name="P8">변수의 이름을 지정됩니다. 이후 변수를 참조할 때 쓰입니다. 한 스코프 내에서는 같은 이름이 지정되면 오류를 반환합니다.</text:p>
      <text:p text:style-name="P8"/>
      <text:h text:style-name="P34" text:outline-level="3"><text:bookmark-start text:name="_Toc498886835"/>선택 속성<text:bookmark-end text:name="_Toc498886835"/></text:h>
      <text:h text:style-name="P9" text:outline-level="4">Value</text:h>
      <text:p text:style-name="P8">한 줄 닫기 적용 시 변수를 초기화할 때 쓰입니다.</text:p>
      <text:h text:style-name="P9" text:outline-level="4">Const (Constant)</text:h>
      <text:p text:style-name="P8">상수로 지정합니다. Value로 한 번만 초기화될 수 있으며 Class 내에서는 생성자에서도 초기화할 수 있습니다. 초기화 이후에는 재할당할 수 없으며, 재할당 시도 시 오류를 반환합니다.</text:p>
      <text:h text:style-name="P9" text:outline-level="4">Static</text:h>
      <text:p text:style-name="P8">정적 변수로 지정합니다. 변수의 저장공간은 전역변수와 같으며, 프로그램 실행 시 한 번만 초기화됩니다.</text:p>
      <text:p text:style-name="P8"/>
      <text:h text:style-name="P34" text:outline-level="3"><text:bookmark-start text:name="_Toc498886836"/>표준<text:bookmark-end text:name="_Toc498886836"/></text:h>
      <text:p text:style-name="P6">&lt;<text:span text:style-name="T7">v</text:span>a<text:span text:style-name="T7">r</text:span> name=”(Name)” (const|constant) (static)&gt;(Value) <text:span text:style-name="T7">&lt;/var&gt;</text:span></text:p>
      <text:p text:style-name="P6">&lt;<text:span text:style-name="T7">v</text:span>ar name=”(Name)” value=”(Value)” (const|constant) (static)<text:span text:style-name="T7">&gt;</text:span></text:p>
      <text:h text:style-name="P33" text:outline-level="2"><text:bookmark-start text:name="_Toc498886837"/>&lt;Array&gt;<text:bookmark-end text:name="_Toc498886837"/></text:h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5">위치</text:p>
          </table:table-cell>
          <table:table-cell table:style-name="표3.B1" office:value-type="string">
            <text:p text:style-name="P5">모든 범위</text:p>
          </table:table-cell>
        </table:table-row>
        <table:table-row table:style-name="표3.1">
          <table:table-cell table:style-name="표3.A1" office:value-type="string">
            <text:p text:style-name="P5">필수 속성</text:p>
          </table:table-cell>
          <table:table-cell table:style-name="표3.B2" office:value-type="string">
            <text:p text:style-name="P5">Name</text:p>
          </table:table-cell>
        </table:table-row>
        <table:table-row table:style-name="표3.1">
          <table:table-cell table:style-name="표3.A1" office:value-type="string">
            <text:p text:style-name="P5">선택 속성</text:p>
          </table:table-cell>
          <table:table-cell table:style-name="표3.B3" office:value-type="string">
            <text:p text:style-name="P5">Value, Const(Constant), Static</text:p>
          </table:table-cell>
        </table:table-row>
        <table:table-row table:style-name="표3.1">
          <table:table-cell table:style-name="표3.A1" office:value-type="string">
            <text:p text:style-name="P5">내부 내용</text:p>
          </table:table-cell>
          <table:table-cell table:style-name="표3.B4" office:value-type="string">
            <text:p text:style-name="P5">배열의 아이템</text:p>
          </table:table-cell>
        </table:table-row>
        <table:table-row table:style-name="표3.1">
          <table:table-cell table:style-name="표3.A1" office:value-type="string">
            <text:p text:style-name="P5">한줄 닫기</text:p>
          </table:table-cell>
          <table:table-cell table:style-name="표3.B5" office:value-type="string">
            <text:p text:style-name="P5">지원</text:p>
          </table:table-cell>
        </table:table-row>
      </table:table>
      <text:p text:style-name="Standard"/>
      <text:p text:style-name="Standard">Array 태그는 배열을 선언합니다. </text:p>
      <text:p text:style-name="Standard"/>
      <text:h text:style-name="P34" text:outline-level="3"><text:bookmark-start text:name="_Toc498886838"/>필수 속성<text:bookmark-end text:name="_Toc498886838"/></text:h>
      <text:h text:style-name="P9" text:outline-level="4">Name</text:h>
      <text:p text:style-name="P8">배열의 이름을 지정됩니다. 이후 배열을 참조할 때 쓰입니다. 한 스코프 내에서는 같은 이름이 지정되면 오류를 반환합니다.</text:p>
      <text:p text:style-name="P8"/>
      <text:h text:style-name="P34" text:outline-level="3"><text:bookmark-start text:name="_Toc498886839"/>선택 속성<text:bookmark-end text:name="_Toc498886839"/></text:h>
      <text:h text:style-name="P9" text:outline-level="4">Value</text:h>
      <text:p text:style-name="P8">한 줄 닫기 적용 시 변수를 초기화할 때 쓰입니다.</text:p>
      <text:h text:style-name="P9" text:outline-level="4">Const (Constant)</text:h>
      <text:p text:style-name="P8">상수 배열로 지정합니다. Value로 한 번만 초기화될 수 있으며 Class 내에서는 생성자에서도 초기화할 수 있습니다. 초기화 이후에는 재할당할 수 없으며, 재할당 시도 시 오류를 반환합니다.</text:p>
      <text:h text:style-name="P9" text:outline-level="4">Static</text:h>
      <text:p text:style-name="P8">정적 배열로 지정합니다. 배열의 저장공간은 전역변수와 같으며, 프로그램 실행 시 한 번만 초기화됩니다.</text:p>
      <text:p text:style-name="P8"/>
      <text:h text:style-name="P34" text:outline-level="3"><text:bookmark-start text:name="_Toc498886840"/>표준<text:bookmark-end text:name="_Toc498886840"/></text:h>
      <text:p text:style-name="P8">&lt;Array name=”(Name)” (const|constant) (static)&gt;(Value)&lt;/(Array)&gt;</text:p>
      <text:p text:style-name="P8">&lt;Array name=”(Name)” value=”(Value)” (const|constant) (static)/&gt;</text:p>
      <text:p text:style-name="P3"/>
      <text:h text:style-name="P18" text:outline-level="1"><text:bookmark-start text:name="_Toc498886841"/>함수<text:bookmark-end text:name="_Toc498886841"/></text:h>
      <text:h text:style-name="P32" text:outline-level="2"><text:bookmark-start text:name="_Toc498886842"/>&lt;Func&gt;<text:bookmark-end text:name="_Toc498886842"/></text:h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5">위치</text:p>
          </table:table-cell>
          <table:table-cell table:style-name="표4.B1" office:value-type="string">
            <text:p text:style-name="P5">최상위, 접근 명시자 하위</text:p>
          </table:table-cell>
        </table:table-row>
        <table:table-row table:style-name="표4.1">
          <table:table-cell table:style-name="표4.A1" office:value-type="string">
            <text:p text:style-name="P5">필수 속성</text:p>
          </table:table-cell>
          <table:table-cell table:style-name="표4.B2" office:value-type="string">
            <text:p text:style-name="P5">Name</text:p>
          </table:table-cell>
        </table:table-row>
        <table:table-row table:style-name="표4.1">
          <table:table-cell table:style-name="표4.A1" office:value-type="string">
            <text:p text:style-name="P5">선택 속성</text:p>
          </table:table-cell>
          <table:table-cell table:style-name="표4.B3" office:value-type="string">
            <text:p text:style-name="P5">Args, Const(Constant), Static, Virtual</text:p>
          </table:table-cell>
        </table:table-row>
        <table:table-row table:style-name="표4.1">
          <table:table-cell table:style-name="표4.A1" office:value-type="string">
            <text:p text:style-name="P5">내부 내용</text:p>
          </table:table-cell>
          <table:table-cell table:style-name="표4.B4" office:value-type="string">
            <text:p text:style-name="P5">함수 구현</text:p>
          </table:table-cell>
        </table:table-row>
        <table:table-row table:style-name="표4.1">
          <table:table-cell table:style-name="표4.A1" office:value-type="string">
            <text:p text:style-name="P5">한줄 닫기</text:p>
          </table:table-cell>
          <table:table-cell table:style-name="표4.B5" office:value-type="string">
            <text:p text:style-name="P5">지원</text:p>
          </table:table-cell>
        </table:table-row>
      </table:table>
      <text:p text:style-name="Standard"/>
      <text:p text:style-name="Standard">Func 태그는 함수를 선언합니다.</text:p>
      <text:p text:style-name="Standard"/>
      <text:h text:style-name="P34" text:outline-level="3"><text:bookmark-start text:name="_Toc498886843"/>필수 속성<text:bookmark-end text:name="_Toc498886843"/></text:h>
      <text:h text:style-name="P9" text:outline-level="4">Name</text:h>
      <text:p text:style-name="P8">함수의 이름을 지정됩니다. 이후 함수를 호출할 때 쓰입니다. 한 스코프 내에서는 같은 이름이 지정되면 오류를 반환합니다.</text:p>
      <text:p text:style-name="P8"/>
      <text:h text:style-name="P34" text:outline-level="3"><text:bookmark-start text:name="_Toc498886844"/>선택 속성<text:bookmark-end text:name="_Toc498886844"/></text:h>
      <text:h text:style-name="P9" text:outline-level="4">Args</text:h>
      <text:p text:style-name="P8">함수 인자 이름을 지정합니다. 콤마(,)로 구분됩니다. 지정되지 않으면 인자가 없는 함수로 간주됩니다.</text:p>
      <text:h text:style-name="P9" text:outline-level="4">Const (Constant)</text:h>
      <text:p text:style-name="P8">상수 함수로 지정합니다. 클래스 내부 함수일 경우 상속을 방지합니다.</text:p>
      <text:h text:style-name="P9" text:outline-level="4">Static</text:h>
      <text:p text:style-name="P8">정적 함수로 지정합니다. 정적 변수만 액세스할 수 있으며, 클래스의 인스턴스를 만들지 않고도 호출할 수 있습니다.</text:p>
      <text:h text:style-name="P9" text:outline-level="4">Virtual</text:h>
      <text:p text:style-name="P8">추상 함수로 지정합니다. 클래스 내부에서만 사용 가능하며, 상속시 반드시 구현이 필요합니다. Const와 같이 쓰일 수 없습니다.</text:p>
      <text:p text:style-name="P8"/>
      <text:h text:style-name="P34" text:outline-level="3"><text:bookmark-start text:name="_Toc498886845"/>표준<text:bookmark-end text:name="_Toc498886845"/></text:h>
      <text:p text:style-name="P8">&lt;Func name=”(Name)” (args=”(args)”) (const|constant) (static)&gt;(Code)&lt;/(Func)&gt;</text:p>
      <text:p text:style-name="P8">&lt;Func name=”(Name)” (args=”(args)”) virtual (static)&gt;&lt;/(Func)&gt;</text:p>
      <text:p text:style-name="P8">&lt;Func name=”(Name)” (args=”(args)”) virtual (static)/&gt;</text:p>
      <text:h text:style-name="P33" text:outline-level="2"><text:bookmark-start text:name="_Toc498886846"/>&lt;(Function Name)&gt;<text:bookmark-end text:name="_Toc498886846"/></text:h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5">위치</text:p>
          </table:table-cell>
          <table:table-cell table:style-name="표5.B1" office:value-type="string">
            <text:p text:style-name="P5">함수 내부, Main 내부</text:p>
          </table:table-cell>
        </table:table-row>
        <table:table-row table:style-name="표5.1">
          <table:table-cell table:style-name="표5.A1" office:value-type="string">
            <text:p text:style-name="P5">필수 속성</text:p>
          </table:table-cell>
          <table:table-cell table:style-name="표5.B2" office:value-type="string">
            <text:p text:style-name="P5">없음</text:p>
          </table:table-cell>
        </table:table-row>
        <table:table-row table:style-name="표5.1">
          <table:table-cell table:style-name="표5.A1" office:value-type="string">
            <text:p text:style-name="P5">선택 속성</text:p>
          </table:table-cell>
          <table:table-cell table:style-name="표5.B3" office:value-type="string">
            <text:p text:style-name="P5">from</text:p>
          </table:table-cell>
        </table:table-row>
        <table:table-row table:style-name="표5.1">
          <table:table-cell table:style-name="표5.A1" office:value-type="string">
            <text:p text:style-name="P5">내부 내용</text:p>
          </table:table-cell>
          <table:table-cell table:style-name="표5.B4" office:value-type="string">
            <text:p text:style-name="P5">없음</text:p>
          </table:table-cell>
        </table:table-row>
        <table:table-row table:style-name="표5.1">
          <table:table-cell table:style-name="표5.A1" office:value-type="string">
            <text:p text:style-name="P5">한줄 닫기</text:p>
          </table:table-cell>
          <table:table-cell table:style-name="표5.B5" office:value-type="string">
            <text:p text:style-name="P5">지원</text:p>
          </table:table-cell>
        </table:table-row>
      </table:table>
      <text:p text:style-name="Standard"/>
      <text:p text:style-name="Standard">이미 선언된 함수의 이름을 이용하여 호출합니다</text:p>
      <text:p text:style-name="Standard"/>
      <text:h text:style-name="P34" text:outline-level="3"><text:bookmark-start text:name="_Toc498886847"/>필수 속성<text:bookmark-end text:name="_Toc498886847"/></text:h>
      <text:p text:style-name="P8">없음</text:p>
      <text:p text:style-name="P8"/>
      <text:h text:style-name="P34" text:outline-level="3"><text:bookmark-start text:name="_Toc498886848"/>선택 속성<text:bookmark-end text:name="_Toc498886848"/></text:h>
      <text:h text:style-name="P9" text:outline-level="4">from</text:h>
      <text:p text:style-name="P8">클래스 또는 인스턴스 하위 함수를 실행시킵니다. 명시되지 않을 경우 해당 전역에 정의되어 있는 함수를 찾아 실행합니다.</text:p>
      <text:p text:style-name="P8"/>
      <text:h text:style-name="P34" text:outline-level="3"><text:bookmark-start text:name="_Toc498886849"/>표준<text:bookmark-end text:name="_Toc498886849"/></text:h>
      <text:p text:style-name="P8">&lt;(Function Name) from=’(Instance or Class)’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Noto Sans CJK JP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font-name="맑은 고딕" fo:font-family="'맑은 고딕'" style:font-family-generic="roman" style:font-pitch="variable" fo:font-size="14pt" style:font-name-asian="맑은 고딕1" style:font-family-asian="'맑은 고딕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529cm" fo:margin-right="0cm" fo:text-indent="-3.528cm" style:auto-text-indent="false" fo:keep-with-next="always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706cm" fo:margin-right="0cm" fo:text-indent="-3.528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212cm" loext:contextual-spacing="false" fo:text-align="center" style:justify-single-word="false"/>
      <style:text-properties style:font-name="맑은 고딕" fo:font-family="'맑은 고딕'" style:font-family-generic="roman" style:font-pitch="variable" fo:font-size="16pt" fo:font-weight="bold" style:font-name-asian="맑은 고딕1" style:font-family-asian="'맑은 고딕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text-align="start" style:justify-single-word="false" fo:keep-together="always" fo:orphans="2" fo:widows="2"/>
      <style:text-properties fo:color="#2f5496" fo:font-size="16pt" style:letter-kerning="false" style:font-size-asian="16pt" style:font-size-complex="16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5cm" fo:margin-right="0cm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99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제목_20_Char" style:display-name="제목 Char" style:family="text" style:parent-style-name="Default_20_Paragraph_20_Font">
      <style:text-properties style:font-name="맑은 고딕" fo:font-family="'맑은 고딕'" style:font-family-generic="roman" style:font-pitch="variable" fo:font-size="16pt" fo:font-weight="bold" style:font-name-asian="맑은 고딕1" style:font-family-asian="'맑은 고딕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제목_20_1_20_Char" style:display-name="제목 1 Char" style:family="text" style:parent-style-name="Default_20_Paragraph_20_Font">
      <style:text-properties style:font-name="맑은 고딕" fo:font-family="'맑은 고딕'" style:font-family-generic="roman" style:font-pitch="variable" fo:font-size="14pt" style:font-name-asian="맑은 고딕1" style:font-family-asian="'맑은 고딕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제목_20_2_20_Char" style:display-name="제목 2 Char" style:family="text" style:parent-style-name="Default_20_Paragraph_20_Font"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제목_20_3_20_Char" style:display-name="제목 3 Char" style:family="text" style:parent-style-name="Default_20_Paragraph_20_Font"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제목_20_4_20_Char" style:display-name="제목 4 Char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전상완</meta:initial-creator>
    <meta:editing-cycles>7</meta:editing-cycles>
    <meta:creation-date>2017-11-19T11:26:00</meta:creation-date>
    <dc:date>2017-11-21T21:45:04.158732799</dc:date>
    <meta:editing-duration>PT24M15S</meta:editing-duration>
    <meta:generator>LibreOffice/5.1.6.2$Linux_X86_64 LibreOffice_project/10m0$Build-2</meta:generator>
    <meta:document-statistic meta:table-count="5" meta:image-count="0" meta:object-count="0" meta:page-count="10" meta:paragraph-count="180" meta:word-count="1821" meta:character-count="3381" meta:non-whitespace-character-count="27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